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bold" style:font-weight-asian="bold" style:font-weight-complex="bold"/>
    </style:style>
    <style:style style:name="P3" style:family="paragraph" style:parent-style-name="Standard">
      <style:text-properties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ntarell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Servo-Online_V2 successful interface testing at C01 antenna </text:p>
      <text:p text:style-name="P4"/>
      <text:p text:style-name="P2">Date : 29/12/2014</text:p>
      <text:p text:style-name="P2">Time : 14.00 PM to 15.00 PM</text:p>
      <text:p text:style-name="P2">Persons : Mr. Thiyagu &amp; Mr.Raju </text:p>
      <text:p text:style-name="P1"/>
      <text:p text:style-name="P1">[raju@localhost Online]$ ./online_v2 </text:p>
      <text:p text:style-name="P1">HIGHUSER thread CREATED=&gt; 0 </text:p>
      <text:p text:style-name="P1">SERVO thread CREATED=&gt; 0 </text:p>
      <text:p text:style-name="P1">GUI INTERFACE thread CREATED=&gt; 0 </text:p>
      <text:p text:style-name="P1">PYTHON INTERFACE thread CREATED=&gt; 0 </text:p>
      <text:p text:style-name="P1">### SERVER WANTING FOR GUI CLIENT TO CONNECT ##### </text:p>
      <text:p text:style-name="P1">==&gt; SERVO SERVER WANTING FOR CLIENT CONNECTION ===&gt;$$$ SERVER WANTING FOR PYTHON ENVIRONMENT CLIENT TO CONNECT $$$$ </text:p>
      <text:p text:style-name="P1">MCM SYSTEM thread CREATED=&gt; 0 </text:p>
      <text:p text:style-name="P1"/>
      <text:p text:style-name="P1">msgget: Calling msgget(0xc9,01600) </text:p>
      <text:p text:style-name="P1">msgget: msgget succeeded: msqid = 0 </text:p>
      <text:p text:style-name="P1">Sucessfully Created MESSAGE QUEUE ID=0 </text:p>
      <text:p text:style-name="P1">############# SERVER WANTING FOR CLIENT CONNECTION ##### </text:p>
      <text:p text:style-name="P4"/>
      <text:p text:style-name="P1"><text:s/>&gt;&gt; <text:span text:style-name="T1"><text:s/>ACCEPTED CONNECTION C01 Servo System 192.168.4.3 </text:span></text:p>
      <text:p text:style-name="P1">SERVO thread opened succesfully=&gt; </text:p>
      <text:p text:style-name="P4"/>
      <text:p text:style-name="P2">C01 servo hold </text:p>
      <text:p text:style-name="P4"/>
      <text:p text:style-name="P1"><text:s/>CMD[0] =&gt; C01 </text:p>
      <text:p text:style-name="P1"><text:s/>CMD[1] =&gt; servo </text:p>
      <text:p text:style-name="P1"><text:s/>CMD[2] =&gt; hold </text:p>
      <text:p text:style-name="P1">Command for C01 ANTENNA </text:p>
      <text:p text:style-name="P1">ANTENNA C01 C01 </text:p>
      <text:p text:style-name="P1">System <text:s/>servo </text:p>
      <text:p text:style-name="P1">OP NAME <text:s/>hold </text:p>
      <text:p text:style-name="P1">********** hold </text:p>
      <text:p text:style-name="P1"><text:s/>###### Element in Command Queue servo </text:p>
      <text:p text:style-name="P1">we wrote on the socket 12 <text:s/>servo hold </text:p>
      <text:p text:style-name="P1">ax B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12 29-Dec-2014 14:31:26 servo hold </text:p>
      <text:p text:style-name="P1">ax B </text:p>
      <text:p text:style-name="P1"><text:s/>Size of Struct is ######## 1126 </text:p>
      <text:p text:style-name="P1"><text:s/>Size of Response Struct is ######## 2192 </text:p>
      <text:p text:style-name="P1">SEQ number is 12 </text:p>
      <text:p text:style-name="P1">Timestamp is 29-Dec-2014 14:31:26 </text:p>
      <text:p text:style-name="P1">System name is servo </text:p>
      <text:p text:style-name="P1"><text:soft-page-break/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12 </text:p>
      <text:p text:style-name="P1">Timestamp is 29-Dec-2014 14:31:26 </text:p>
      <text:p text:style-name="P1">System name is servo </text:p>
      <text:p text:style-name="P1">Response code is 2 </text:p>
      <text:p text:style-name="P1">Response type is 1 </text:p>
      <text:p text:style-name="P1">Servo Final Resp: Command SUCCESS </text:p>
      <text:p text:style-name="P1">Servo Final Resp: Command SUCCESS </text:p>
      <text:p text:style-name="P1"><text:s/>Writing FINAL RESPONSE to ONLINE from SERVO THREAD SUCCESSFUL </text:p>
      <text:p text:style-name="P4"/>
      <text:p text:style-name="P2">C01 servo position </text:p>
      <text:p text:style-name="P4"/>
      <text:p text:style-name="P1"><text:s/>CMD[0] =&gt; C01 </text:p>
      <text:p text:style-name="P1"><text:s/>CMD[1] =&gt; servo </text:p>
      <text:p text:style-name="P1"><text:s/>CMD[2] =&gt; position </text:p>
      <text:p text:style-name="P1">Command for C01 ANTENNA </text:p>
      <text:p text:style-name="P1">ANTENNA C01 C01 </text:p>
      <text:p text:style-name="P1">System <text:s/>servo </text:p>
      <text:p text:style-name="P1">OP NAME <text:s/>position </text:p>
      <text:p text:style-name="P1"><text:s/>###### Element in Command Queue servo </text:p>
      <text:p text:style-name="P1">we wrote on the socket 13 <text:s/>servo position </text:p>
      <text:p text:style-name="P1">ax B </text:p>
      <text:p text:style-name="P1">ang1 100:00:00 </text:p>
      <text:p text:style-name="P1">ang2 45:00:00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13 29-Dec-2014 14:32:04 servo position </text:p>
      <text:p text:style-name="P1">ax B </text:p>
      <text:p text:style-name="P1">ang1 100:00:00 </text:p>
      <text:p text:style-name="P1">ang2 45:00:00 </text:p>
      <text:p text:style-name="P1"><text:s/>Size of Struct is ######## 1126 </text:p>
      <text:p text:style-name="P1"><text:s/>Size of Response Struct is ######## 2192 </text:p>
      <text:p text:style-name="P1">SEQ number is 13 </text:p>
      <text:p text:style-name="P1">Timestamp is 29-Dec-2014 14:32:04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oft-page-break/><text:s/>Size of Response Struct is ######## 2192 </text:p>
      <text:p text:style-name="P1">SEQ number is 13 </text:p>
      <text:p text:style-name="P1">Timestamp is 29-Dec-2014 14:32:04 </text:p>
      <text:p text:style-name="P1">System name is servo </text:p>
      <text:p text:style-name="P1">Response code is 2 </text:p>
      <text:p text:style-name="P1">Response type is 1 </text:p>
      <text:p text:style-name="P1">Servo Final Resp: Command SUCCESS </text:p>
      <text:p text:style-name="P1">Servo Final Resp: Command SUCCESS </text:p>
      <text:p text:style-name="P1"><text:s/>Writing FINAL RESPONSE to ONLINE from SERVO THREAD SUCCESSFUL </text:p>
      <text:p text:style-name="P4"><text:span text:style-name="T1"/></text:p>
      <text:p text:style-name="P1"><text:s/>&gt;&gt; <text:span text:style-name="T1">C01 servo readangles</text:span> </text:p>
      <text:p text:style-name="P4"/>
      <text:p text:style-name="P1"><text:s/>CMD[0] =&gt; C01 </text:p>
      <text:p text:style-name="P1"><text:s/>CMD[1] =&gt; servo </text:p>
      <text:p text:style-name="P1"><text:s/>CMD[2] =&gt; readangles </text:p>
      <text:p text:style-name="P1">Command for C01 ANTENNA </text:p>
      <text:p text:style-name="P1">ANTENNA C01 C01 </text:p>
      <text:p text:style-name="P1">System <text:s/>servo </text:p>
      <text:p text:style-name="P1">OP NAME <text:s/>readangles </text:p>
      <text:p text:style-name="P1">readangles </text:p>
      <text:p text:style-name="P1"><text:s/>###### Element in Command Queue servo </text:p>
      <text:p text:style-name="P1">we wrote on the socket 20 <text:s/>servo readangles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0 29-Dec-2014 14:33:58 servo readangles </text:p>
      <text:p text:style-name="P1"><text:s/>Size of Struct is ######## 1126 </text:p>
      <text:p text:style-name="P1"><text:s/>Size of Response Struct is ######## 2192 </text:p>
      <text:p text:style-name="P1">SEQ number is 20 </text:p>
      <text:p text:style-name="P1">Timestamp is 29-Dec-2014 14:33:58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0 </text:p>
      <text:p text:style-name="P1">Timestamp is 29-Dec-2014 14:33:58 </text:p>
      <text:p text:style-name="P1">System name is servo </text:p>
      <text:p text:style-name="P1">Response code is 4 </text:p>
      <text:p text:style-name="P1">Response type is 1 </text:p>
      <text:p text:style-name="P1">Servo Angles Data </text:p>
      <text:p text:style-name="P1">time </text:p>
      <text:p text:style-name="P1">14:40:45 </text:p>
      <text:p text:style-name="P1">az_cp </text:p>
      <text:p text:style-name="P1"><text:soft-page-break/>+114:26:20 </text:p>
      <text:p text:style-name="P1">az_tp </text:p>
      <text:p text:style-name="P1">+100:00:00 </text:p>
      <text:p text:style-name="P1">el_cp </text:p>
      <text:p text:style-name="P1">+044:59:50 </text:p>
      <text:p text:style-name="P1">el_tp </text:p>
      <text:p text:style-name="P1">+045:00:00 </text:p>
      <text:p text:style-name="P1"><text:s/>Writing FINAL RESPONSE to ONLINE from SERVO THREAD SUCCESSFUL </text:p>
      <text:p text:style-name="P4"/>
      <text:p text:style-name="P2">C01 servo readangles </text:p>
      <text:p text:style-name="P4"/>
      <text:p text:style-name="P1"><text:s/>CMD[0] =&gt; C01 </text:p>
      <text:p text:style-name="P1"><text:s/>CMD[1] =&gt; servo </text:p>
      <text:p text:style-name="P1"><text:s/>CMD[2] =&gt; readangles </text:p>
      <text:p text:style-name="P1">Command for C01 ANTENNA </text:p>
      <text:p text:style-name="P1">ANTENNA C01 C01 </text:p>
      <text:p text:style-name="P1">System <text:s/>servo </text:p>
      <text:p text:style-name="P1">OP NAME <text:s/>readangles </text:p>
      <text:p text:style-name="P1">readangles </text:p>
      <text:p text:style-name="P1"><text:s/>###### Element in Command Queue servo </text:p>
      <text:p text:style-name="P1">we wrote on the socket 20 <text:s/>servo readangles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0 29-Dec-2014 14:34:41 servo readangles </text:p>
      <text:p text:style-name="P1"><text:s/>Size of Struct is ######## 1126 </text:p>
      <text:p text:style-name="P1"><text:s/>Size of Response Struct is ######## 2192 </text:p>
      <text:p text:style-name="P1">SEQ number is 20 </text:p>
      <text:p text:style-name="P1">Timestamp is 29-Dec-2014 14:34:41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0 </text:p>
      <text:p text:style-name="P1">Timestamp is 29-Dec-2014 14:34:41 </text:p>
      <text:p text:style-name="P1">System name is servo </text:p>
      <text:p text:style-name="P1">Response code is 4 </text:p>
      <text:p text:style-name="P1">Response type is 1 </text:p>
      <text:p text:style-name="P1">Servo Angles Data </text:p>
      <text:p text:style-name="P1">time </text:p>
      <text:p text:style-name="P1">14:41:29 </text:p>
      <text:p text:style-name="P1">az_cp </text:p>
      <text:p text:style-name="P1">+100:08:10 </text:p>
      <text:p text:style-name="P1"><text:soft-page-break/>az_tp </text:p>
      <text:p text:style-name="P1">+100:00:00 </text:p>
      <text:p text:style-name="P1">el_cp </text:p>
      <text:p text:style-name="P1">+045:00:00 </text:p>
      <text:p text:style-name="P1">el_tp </text:p>
      <text:p text:style-name="P1">+045:00:00 </text:p>
      <text:p text:style-name="P1"><text:s/>Writing FINAL RESPONSE to ONLINE from SERVO THREAD SUCCESSFUL </text:p>
      <text:p text:style-name="P4"/>
      <text:p text:style-name="P2">C01 servo track </text:p>
      <text:p text:style-name="P4"/>
      <text:p text:style-name="P1"><text:s/>CMD[0] =&gt; C01 </text:p>
      <text:p text:style-name="P1"><text:s/>CMD[1] =&gt; servo </text:p>
      <text:p text:style-name="P1"><text:s/>CMD[2] =&gt; track </text:p>
      <text:p text:style-name="P1">Command for C01 ANTENNA </text:p>
      <text:p text:style-name="P1">ANTENNA C01 C01 </text:p>
      <text:p text:style-name="P1">System <text:s/>servo </text:p>
      <text:p text:style-name="P1">OP NAME <text:s/>track </text:p>
      <text:p text:style-name="P1">********** track </text:p>
      <text:p text:style-name="P1"><text:s/>###### Element in Command Queue servo </text:p>
      <text:p text:style-name="P1">we wrote on the socket 11 <text:s/>servo track </text:p>
      <text:p text:style-name="P1">ax B </text:p>
      <text:p text:style-name="P1">time 16:00:00 </text:p>
      <text:p text:style-name="P1">ang1 115:00:00 </text:p>
      <text:p text:style-name="P1">ang2 90:00:00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11 29-Dec-2014 14:35:20 servo track </text:p>
      <text:p text:style-name="P1">ax B </text:p>
      <text:p text:style-name="P1">time 16:00:00 </text:p>
      <text:p text:style-name="P1">ang1 115:00:00 </text:p>
      <text:p text:style-name="P1">ang2 90:00:00 </text:p>
      <text:p text:style-name="P1"><text:s/>Size of Struct is ######## 1126 </text:p>
      <text:p text:style-name="P1"><text:s/>Size of Response Struct is ######## 2192 </text:p>
      <text:p text:style-name="P1">SEQ number is 11 </text:p>
      <text:p text:style-name="P1">Timestamp is 29-Dec-2014 14:35:20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11 </text:p>
      <text:p text:style-name="P1">Timestamp is 29-Dec-2014 14:35:20 </text:p>
      <text:p text:style-name="P1">System name is servo </text:p>
      <text:p text:style-name="P1"><text:soft-page-break/>Response code is 2 </text:p>
      <text:p text:style-name="P1">Response type is 1 </text:p>
      <text:p text:style-name="P1">Servo Final Resp: Command SUCCESS </text:p>
      <text:p text:style-name="P1">Servo Final Resp: Command SUCCESS </text:p>
      <text:p text:style-name="P1"><text:s/>Writing FINAL RESPONSE to ONLINE from SERVO THREAD SUCCESSFUL </text:p>
      <text:p text:style-name="P4"/>
      <text:p text:style-name="P2">C01 servo readanavar </text:p>
      <text:p text:style-name="P4"/>
      <text:p text:style-name="P1"><text:s/>CMD[0] =&gt; C01 </text:p>
      <text:p text:style-name="P1"><text:s/>CMD[1] =&gt; servo </text:p>
      <text:p text:style-name="P1"><text:s/>CMD[2] =&gt; readanavar </text:p>
      <text:p text:style-name="P1">Command for C01 ANTENNA </text:p>
      <text:p text:style-name="P1">ANTENNA C01 C01 </text:p>
      <text:p text:style-name="P1">System <text:s/>servo </text:p>
      <text:p text:style-name="P1">OP NAME <text:s/>readanavar </text:p>
      <text:p text:style-name="P1">readanavar </text:p>
      <text:p text:style-name="P1"><text:s/>###### Element in Command Queue servo </text:p>
      <text:p text:style-name="P1">we wrote on the socket 21 <text:s/>servo readanavar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1 29-Dec-2014 14:35:41 servo readanavar </text:p>
      <text:p text:style-name="P1"><text:s/>Size of Struct is ######## 1126 </text:p>
      <text:p text:style-name="P1"><text:s/>Size of Response Struct is ######## 2192 </text:p>
      <text:p text:style-name="P1">SEQ number is 21 </text:p>
      <text:p text:style-name="P1">Timestamp is 29-Dec-2014 14:35:41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1 </text:p>
      <text:p text:style-name="P1">Timestamp is 29-Dec-2014 14:35:41 </text:p>
      <text:p text:style-name="P1">System name is servo </text:p>
      <text:p text:style-name="P1">Response code is 4 </text:p>
      <text:p text:style-name="P1">Response type is 1 </text:p>
      <text:p text:style-name="P1">Servo Analog Data </text:p>
      <text:p text:style-name="P1">time </text:p>
      <text:p text:style-name="P1">14:42:29 </text:p>
      <text:p text:style-name="P1">az_motor1_current </text:p>
      <text:p text:style-name="P1">+0001.2695 </text:p>
      <text:p text:style-name="P1">az_motor2_current </text:p>
      <text:p text:style-name="P1">+0002.2460 </text:p>
      <text:p text:style-name="P1">az_tacho1 </text:p>
      <text:p text:style-name="P1"><text:soft-page-break/>+0004.8808 </text:p>
      <text:p text:style-name="P1">az_tacho2 </text:p>
      <text:p text:style-name="P1">+0002.5839 </text:p>
      <text:p text:style-name="P1">el_motor1_current </text:p>
      <text:p text:style-name="P1">+0000.2929 </text:p>
      <text:p text:style-name="P1">el_motor2_current </text:p>
      <text:p text:style-name="P1">-0002.9296 </text:p>
      <text:p text:style-name="P1">el_tacho1 </text:p>
      <text:p text:style-name="P1">+0012.6328 </text:p>
      <text:p text:style-name="P1">el_tacho2 </text:p>
      <text:p text:style-name="P1">-0007.1777 </text:p>
      <text:p text:style-name="P1"><text:s/>Writing FINAL RESPONSE to ONLINE from SERVO THREAD SUCCESSFUL </text:p>
      <text:p text:style-name="P4"/>
      <text:p text:style-name="P2">C01 servo readdigvar </text:p>
      <text:p text:style-name="P4"/>
      <text:p text:style-name="P1"><text:s/>CMD[0] =&gt; C01 </text:p>
      <text:p text:style-name="P1"><text:s/>CMD[1] =&gt; servo </text:p>
      <text:p text:style-name="P1"><text:s/>CMD[2] =&gt; readdigvar </text:p>
      <text:p text:style-name="P1">Command for C01 ANTENNA </text:p>
      <text:p text:style-name="P1">ANTENNA C01 C01 </text:p>
      <text:p text:style-name="P1">System <text:s/>servo </text:p>
      <text:p text:style-name="P1">OP NAME <text:s/>readdigvar </text:p>
      <text:p text:style-name="P1">readdigvar </text:p>
      <text:p text:style-name="P1"><text:s/>###### Element in Command Queue servo </text:p>
      <text:p text:style-name="P1">we wrote on the socket 22 <text:s/>servo readdigvar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2 29-Dec-2014 14:36:42 servo readdigvar </text:p>
      <text:p text:style-name="P1"><text:s/>Size of Struct is ######## 1126 </text:p>
      <text:p text:style-name="P1"><text:s/>Size of Response Struct is ######## 2192 </text:p>
      <text:p text:style-name="P1">SEQ number is 22 </text:p>
      <text:p text:style-name="P1">Timestamp is 29-Dec-2014 14:36:42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2 </text:p>
      <text:p text:style-name="P1">Timestamp is 29-Dec-2014 14:36:42 </text:p>
      <text:p text:style-name="P1">System name is servo </text:p>
      <text:p text:style-name="P1">Response code is 4 </text:p>
      <text:p text:style-name="P1">Response type is 1 </text:p>
      <text:p text:style-name="P1">Servo Digital Status </text:p>
      <text:p text:style-name="P1"><text:soft-page-break/>time </text:p>
      <text:p text:style-name="P1">14:43:29 </text:p>
      <text:p text:style-name="P1">az_run </text:p>
      <text:p text:style-name="P1">1 </text:p>
      <text:p text:style-name="P1">az_aol </text:p>
      <text:p text:style-name="P1">0 </text:p>
      <text:p text:style-name="P1">az_brk </text:p>
      <text:p text:style-name="P1">0 </text:p>
      <text:p text:style-name="P1">az_ccp </text:p>
      <text:p text:style-name="P1">0 </text:p>
      <text:p text:style-name="P1">az_ccf </text:p>
      <text:p text:style-name="P1">0 </text:p>
      <text:p text:style-name="P1">az_cpl </text:p>
      <text:p text:style-name="P1">0 </text:p>
      <text:p text:style-name="P1">az_cfl </text:p>
      <text:p text:style-name="P1">0 </text:p>
      <text:p text:style-name="P1">az_cwr </text:p>
      <text:p text:style-name="P1">1 </text:p>
      <text:p text:style-name="P1">az_enc </text:p>
      <text:p text:style-name="P1">0 </text:p>
      <text:p text:style-name="P1">az_ac </text:p>
      <text:p text:style-name="P1">1 </text:p>
      <text:p text:style-name="P1">el_run </text:p>
      <text:p text:style-name="P1">1 </text:p>
      <text:p text:style-name="P1">el_aol </text:p>
      <text:p text:style-name="P1">0 </text:p>
      <text:p text:style-name="P1">el_brk </text:p>
      <text:p text:style-name="P1">0 </text:p>
      <text:p text:style-name="P1">el_dnp </text:p>
      <text:p text:style-name="P1">0 </text:p>
      <text:p text:style-name="P1">el_dnf </text:p>
      <text:p text:style-name="P1">0 </text:p>
      <text:p text:style-name="P1">el_upp </text:p>
      <text:p text:style-name="P1">0 </text:p>
      <text:p text:style-name="P1">el_upf </text:p>
      <text:p text:style-name="P1">0 </text:p>
      <text:p text:style-name="P1">el_std </text:p>
      <text:p text:style-name="P1">0 </text:p>
      <text:p text:style-name="P1">el_str </text:p>
      <text:p text:style-name="P1">1 </text:p>
      <text:p text:style-name="P1">el_stp </text:p>
      <text:p text:style-name="P1">0 </text:p>
      <text:p text:style-name="P1">el_enc </text:p>
      <text:p text:style-name="P1">0 </text:p>
      <text:p text:style-name="P1">el_ac </text:p>
      <text:p text:style-name="P1"><text:soft-page-break/>1 </text:p>
      <text:p text:style-name="P1">mode </text:p>
      <text:p text:style-name="P1">REMOTE </text:p>
      <text:p text:style-name="P1">w50 </text:p>
      <text:p text:style-name="P1">0 </text:p>
      <text:p text:style-name="P1">w80 </text:p>
      <text:p text:style-name="P1">0 </text:p>
      <text:p text:style-name="P1">pos </text:p>
      <text:p text:style-name="P1"><text:s/></text:p>
      <text:p text:style-name="P1">trk </text:p>
      <text:p text:style-name="P1">TRACKING </text:p>
      <text:p text:style-name="P1">slw </text:p>
      <text:p text:style-name="P1"><text:s/></text:p>
      <text:p text:style-name="P1">ssc </text:p>
      <text:p text:style-name="P1">1 </text:p>
      <text:p text:style-name="P1">dc </text:p>
      <text:p text:style-name="P1">0 </text:p>
      <text:p text:style-name="P1"><text:s/>Writing FINAL RESPONSE to ONLINE from SERVO THREAD SUCCESSFUL </text:p>
      <text:p text:style-name="P4"/>
      <text:p text:style-name="P1"><text:s/>&gt;&gt; <text:span text:style-name="T1">C01 servo readantstatus </text:span></text:p>
      <text:p text:style-name="P4"/>
      <text:p text:style-name="P1"><text:s/>CMD[0] =&gt; C01 </text:p>
      <text:p text:style-name="P1"><text:s/>CMD[1] =&gt; servo </text:p>
      <text:p text:style-name="P1"><text:s/>CMD[2] =&gt; readantstatus </text:p>
      <text:p text:style-name="P1">Command for C01 ANTENNA </text:p>
      <text:p text:style-name="P1">ANTENNA C01 C01 </text:p>
      <text:p text:style-name="P1">System <text:s/>servo </text:p>
      <text:p text:style-name="P1">OP NAME <text:s/>readantstatus </text:p>
      <text:p text:style-name="P1">readantstatus </text:p>
      <text:p text:style-name="P1"><text:s/>###### Element in Command Queue servo </text:p>
      <text:p text:style-name="P1">we wrote on the socket 24 <text:s/>servo readantstatus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4 29-Dec-2014 14:39:21 servo readantstatus </text:p>
      <text:p text:style-name="P1"><text:s/>Size of Struct is ######## 1126 </text:p>
      <text:p text:style-name="P1"><text:s/>Size of Response Struct is ######## 2192 </text:p>
      <text:p text:style-name="P1">SEQ number is 24 </text:p>
      <text:p text:style-name="P1">Timestamp is 29-Dec-2014 14:39:21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<text:soft-page-break/>SEQ number is 24 </text:p>
      <text:p text:style-name="P1">Timestamp is 29-Dec-2014 14:39:21 </text:p>
      <text:p text:style-name="P1">System name is servo </text:p>
      <text:p text:style-name="P1">Response code is 4 </text:p>
      <text:p text:style-name="P1">Response type is 1 </text:p>
      <text:p text:style-name="P1">Servo Anatenna State </text:p>
      <text:p text:style-name="P1">time </text:p>
      <text:p text:style-name="P1">14:46:08 </text:p>
      <text:p text:style-name="P1">az_state </text:p>
      <text:p text:style-name="P1">Tracking </text:p>
      <text:p text:style-name="P1">el_state </text:p>
      <text:p text:style-name="P1">Tracking </text:p>
      <text:p text:style-name="P1"><text:s/>Writing FINAL RESPONSE to ONLINE from SERVO THREAD SUCCESSFUL</text:p>
      <text:p text:style-name="P1"><text:s/></text:p>
      <text:p text:style-name="P2">C01 servo abort </text:p>
      <text:p text:style-name="P4"/>
      <text:p text:style-name="P1"><text:s/>CMD[0] =&gt; C01 </text:p>
      <text:p text:style-name="P1"><text:s/>CMD[1] =&gt; servo </text:p>
      <text:p text:style-name="P1"><text:s/>CMD[2] =&gt; abort </text:p>
      <text:p text:style-name="P1">Command for C01 ANTENNA </text:p>
      <text:p text:style-name="P1">ANTENNA C01 C01 </text:p>
      <text:p text:style-name="P1">System <text:s/>servo </text:p>
      <text:p text:style-name="P1">OP NAME <text:s/>abort </text:p>
      <text:p text:style-name="P1">abort </text:p>
      <text:p text:style-name="P1"><text:s/>###### Element in Command Queue servo </text:p>
      <text:p text:style-name="P1">we wrote on the socket 18 <text:s/>servo abort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18 29-Dec-2014 14:40:17 servo abort </text:p>
      <text:p text:style-name="P1"><text:s/>Size of Struct is ######## 1126 </text:p>
      <text:p text:style-name="P1"><text:s/>Size of Response Struct is ######## 2192 </text:p>
      <text:p text:style-name="P1">SEQ number is 18 </text:p>
      <text:p text:style-name="P1">Timestamp is 29-Dec-2014 14:40:17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18 </text:p>
      <text:p text:style-name="P1">Timestamp is 29-Dec-2014 14:40:17 </text:p>
      <text:p text:style-name="P1">System name is servo </text:p>
      <text:p text:style-name="P1">Response code is 2 </text:p>
      <text:p text:style-name="P1">Response type is 1 </text:p>
      <text:p text:style-name="P1"><text:soft-page-break/>Servo Final Resp: Command SUCCESS </text:p>
      <text:p text:style-name="P1">Servo Final Resp: Command SUCCESS </text:p>
      <text:p text:style-name="P1"><text:s/>Writing FINAL RESPONSE to ONLINE from SERVO THREAD SUCCESSFUL </text:p>
      <text:p text:style-name="P4"/>
      <text:p text:style-name="P2">C01 servo readantstatus </text:p>
      <text:p text:style-name="P4"/>
      <text:p text:style-name="P1"><text:s/>CMD[0] =&gt; C01 </text:p>
      <text:p text:style-name="P1"><text:s/>CMD[1] =&gt; servo </text:p>
      <text:p text:style-name="P1"><text:s/>CMD[2] =&gt; readantstatus </text:p>
      <text:p text:style-name="P1">Command for C01 ANTENNA </text:p>
      <text:p text:style-name="P1">ANTENNA C01 C01 </text:p>
      <text:p text:style-name="P1">System <text:s/>servo </text:p>
      <text:p text:style-name="P1">OP NAME <text:s/>readantstatus </text:p>
      <text:p text:style-name="P1">readantstatus </text:p>
      <text:p text:style-name="P1"><text:s/>###### Element in Command Queue servo </text:p>
      <text:p text:style-name="P1">we wrote on the socket 24 <text:s/>servo readantstatus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24 29-Dec-2014 14:40:35 servo readantstatus </text:p>
      <text:p text:style-name="P1"><text:s/>Size of Struct is ######## 1126 </text:p>
      <text:p text:style-name="P1"><text:s/>Size of Response Struct is ######## 2192 </text:p>
      <text:p text:style-name="P1">SEQ number is 24 </text:p>
      <text:p text:style-name="P1">Timestamp is 29-Dec-2014 14:40:35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4 </text:p>
      <text:p text:style-name="P1">Timestamp is 29-Dec-2014 14:40:35 </text:p>
      <text:p text:style-name="P1">System name is servo </text:p>
      <text:p text:style-name="P1">Response code is 4 </text:p>
      <text:p text:style-name="P1">Response type is 1 </text:p>
      <text:p text:style-name="P1">Servo Anatenna State </text:p>
      <text:p text:style-name="P1">time </text:p>
      <text:p text:style-name="P1">14:47:23 </text:p>
      <text:p text:style-name="P1">az_state </text:p>
      <text:p text:style-name="P1">Positiong </text:p>
      <text:p text:style-name="P1">el_state </text:p>
      <text:p text:style-name="P1">Positiong </text:p>
      <text:p text:style-name="P1"><text:s/>Writing FINAL RESPONSE to ONLINE from SERVO THREAD SUCCESSFUL </text:p>
      <text:p text:style-name="P4"/>
      <text:p text:style-name="P2"/>
      <text:p text:style-name="P2"/>
      <text:p text:style-name="P2"><text:soft-page-break/>C01 servo stop </text:p>
      <text:p text:style-name="P1"/>
      <text:p text:style-name="P1"><text:s/>CMD[0] =&gt; C01 </text:p>
      <text:p text:style-name="P1"><text:s/>CMD[1] =&gt; servo </text:p>
      <text:p text:style-name="P1"><text:s/>CMD[2] =&gt; stop </text:p>
      <text:p text:style-name="P1">Command for C01 ANTENNA </text:p>
      <text:p text:style-name="P1">ANTENNA C01 C01 </text:p>
      <text:p text:style-name="P1">System <text:s/>servo </text:p>
      <text:p text:style-name="P1">OP NAME <text:s/>stop </text:p>
      <text:p text:style-name="P1">********** stop </text:p>
      <text:p text:style-name="P1"><text:s/>###### Element in Command Queue servo </text:p>
      <text:p text:style-name="P1">we wrote on the socket 14 <text:s/>servo stop </text:p>
      <text:p text:style-name="P1">ax B </text:p>
      <text:p text:style-name="P1"><text:s/>Size of Struct is ######## 1126 </text:p>
      <text:p text:style-name="P1"><text:s/>INSERTING in Command Queue servo </text:p>
      <text:p text:style-name="P4"/>
      <text:p text:style-name="P1"><text:s/>&gt;&gt; we wrote on the socket 14 29-Dec-2014 14:40:58 servo stop </text:p>
      <text:p text:style-name="P1">ax B </text:p>
      <text:p text:style-name="P1"><text:s/>Size of Struct is ######## 1126 </text:p>
      <text:p text:style-name="P1"><text:s/>Size of Response Struct is ######## 2192 </text:p>
      <text:p text:style-name="P1">SEQ number is 14 </text:p>
      <text:p text:style-name="P1">Timestamp is 29-Dec-2014 14:40:58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14 </text:p>
      <text:p text:style-name="P1">Timestamp is 29-Dec-2014 14:40:58 </text:p>
      <text:p text:style-name="P1">System name is servo </text:p>
      <text:p text:style-name="P1">Response code is 2 </text:p>
      <text:p text:style-name="P1">Response type is 1 </text:p>
      <text:p text:style-name="P1">Servo Final Resp: Command SUCCESS </text:p>
      <text:p text:style-name="P1">Servo Final Resp: Command SUCCESS </text:p>
      <text:p text:style-name="P1"><text:s/>Writing FINAL RESPONSE to ONLINE from SERVO THREAD SUCCESSFUL </text:p>
      <text:p text:style-name="P1"/>
      <text:p text:style-name="P2">C01 servo readdigvar </text:p>
      <text:p text:style-name="P1"/>
      <text:p text:style-name="P1"><text:s/>CMD[0] =&gt; C01 </text:p>
      <text:p text:style-name="P1"><text:s/>CMD[1] =&gt; servo </text:p>
      <text:p text:style-name="P1"><text:s/>CMD[2] =&gt; readdigvar </text:p>
      <text:p text:style-name="P1">Command for C01 ANTENNA </text:p>
      <text:p text:style-name="P1">ANTENNA C01 C01 </text:p>
      <text:p text:style-name="P1"><text:soft-page-break/>System <text:s/>servo </text:p>
      <text:p text:style-name="P1">OP NAME <text:s/>readdigvar </text:p>
      <text:p text:style-name="P1">readdigvar </text:p>
      <text:p text:style-name="P1"><text:s/>###### Element in Command Queue servo </text:p>
      <text:p text:style-name="P1">we wrote on the socket 22 <text:s/>servo readdigvar </text:p>
      <text:p text:style-name="P1"><text:s/>Size of Struct is ######## 1126 </text:p>
      <text:p text:style-name="P1"><text:s/>INSERTING in Command Queue servo </text:p>
      <text:p text:style-name="P1"/>
      <text:p text:style-name="P1"><text:s/>&gt;&gt; we wrote on the socket 22 29-Dec-2014 14:41:16 servo readdigvar </text:p>
      <text:p text:style-name="P1"><text:s/>Size of Struct is ######## 1126 </text:p>
      <text:p text:style-name="P1"><text:s/>Size of Response Struct is ######## 2192 </text:p>
      <text:p text:style-name="P1">SEQ number is 22 </text:p>
      <text:p text:style-name="P1">Timestamp is 29-Dec-2014 14:41:16 </text:p>
      <text:p text:style-name="P1">System name is servo </text:p>
      <text:p text:style-name="P1">Response code is 1 </text:p>
      <text:p text:style-name="P1">Response type is 1 </text:p>
      <text:p text:style-name="P1">Command Received </text:p>
      <text:p text:style-name="P1">Command Received </text:p>
      <text:p text:style-name="P1"><text:s/>Writing IMMEDIATE to ONLINE from SERVO THREAD SUCCESSFUL </text:p>
      <text:p text:style-name="P1"><text:s/>Size of Response Struct is ######## 2192 </text:p>
      <text:p text:style-name="P1">SEQ number is 22 </text:p>
      <text:p text:style-name="P1">Timestamp is 29-Dec-2014 14:41:16 </text:p>
      <text:p text:style-name="P1">System name is servo </text:p>
      <text:p text:style-name="P1">Response code is 4 </text:p>
      <text:p text:style-name="P1">Response type is 1 </text:p>
      <text:p text:style-name="P1">Servo Digital Status </text:p>
      <text:p text:style-name="P1">time </text:p>
      <text:p text:style-name="P1">14:48:04 </text:p>
      <text:p text:style-name="P1">az_run </text:p>
      <text:p text:style-name="P1">0 </text:p>
      <text:p text:style-name="P1">az_aol </text:p>
      <text:p text:style-name="P1">0 </text:p>
      <text:p text:style-name="P1">az_brk </text:p>
      <text:p text:style-name="P1">1 </text:p>
      <text:p text:style-name="P1">az_ccp </text:p>
      <text:p text:style-name="P1">0 </text:p>
      <text:p text:style-name="P1">az_ccf </text:p>
      <text:p text:style-name="P1">0 </text:p>
      <text:p text:style-name="P1">az_cpl </text:p>
      <text:p text:style-name="P1">0 </text:p>
      <text:p text:style-name="P1">az_cfl </text:p>
      <text:p text:style-name="P1">0 </text:p>
      <text:p text:style-name="P1">az_cwr </text:p>
      <text:p text:style-name="P1">1 </text:p>
      <text:p text:style-name="P1">az_enc </text:p>
      <text:p text:style-name="P1"><text:soft-page-break/>0 </text:p>
      <text:p text:style-name="P1">az_ac </text:p>
      <text:p text:style-name="P1">1 </text:p>
      <text:p text:style-name="P1">el_run </text:p>
      <text:p text:style-name="P1">0 </text:p>
      <text:p text:style-name="P1">el_aol </text:p>
      <text:p text:style-name="P1">0 </text:p>
      <text:p text:style-name="P1">el_brk </text:p>
      <text:p text:style-name="P1">1 </text:p>
      <text:p text:style-name="P1">el_dnp </text:p>
      <text:p text:style-name="P1">0 </text:p>
      <text:p text:style-name="P1">el_dnf </text:p>
      <text:p text:style-name="P1">0 </text:p>
      <text:p text:style-name="P1">el_upp </text:p>
      <text:p text:style-name="P1">0 </text:p>
      <text:p text:style-name="P1">el_upf </text:p>
      <text:p text:style-name="P1">0 </text:p>
      <text:p text:style-name="P1">el_std </text:p>
      <text:p text:style-name="P1">0 </text:p>
      <text:p text:style-name="P1">el_str </text:p>
      <text:p text:style-name="P1">1 </text:p>
      <text:p text:style-name="P1">el_stp </text:p>
      <text:p text:style-name="P1">0 </text:p>
      <text:p text:style-name="P1">el_enc </text:p>
      <text:p text:style-name="P1">0 </text:p>
      <text:p text:style-name="P1">el_ac </text:p>
      <text:p text:style-name="P1">1 </text:p>
      <text:p text:style-name="P1">mode </text:p>
      <text:p text:style-name="P1">REMOTE </text:p>
      <text:p text:style-name="P1">w50 </text:p>
      <text:p text:style-name="P1">0 </text:p>
      <text:p text:style-name="P1">w80 </text:p>
      <text:p text:style-name="P1">0 </text:p>
      <text:p text:style-name="P1">pos </text:p>
      <text:p text:style-name="P1"><text:s/></text:p>
      <text:p text:style-name="P1">trk </text:p>
      <text:p text:style-name="P1"><text:s/></text:p>
      <text:p text:style-name="P1">slw </text:p>
      <text:p text:style-name="P1"><text:s/></text:p>
      <text:p text:style-name="P1">ssc </text:p>
      <text:p text:style-name="P1">1 </text:p>
      <text:p text:style-name="P1">dc </text:p>
      <text:p text:style-name="P1">0 </text:p>
      <text:p text:style-name="P1"><text:s/>Writing FINAL RESPONSE to ONLINE from SERVO THREAD SUCCESSFUL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 Uprade</meta:initial-creator>
    <meta:creation-date>2014-12-29T14:33:05.389256602</meta:creation-date>
    <dc:date>2014-12-29T15:32:18</dc:date>
    <dc:creator>teleset </dc:creator>
    <meta:editing-duration>PT10M33S</meta:editing-duration>
    <meta:editing-cycles>6</meta:editing-cycles>
    <meta:generator>LibreOffice/3.4$Linux LibreOffice_project/340m1$Build-602</meta:generator>
    <meta:document-statistic meta:table-count="0" meta:image-count="0" meta:object-count="0" meta:page-count="14" meta:paragraph-count="599" meta:word-count="2091" meta:character-count="12782" meta:non-whitespace-character-count="10503"/>
  </office:meta>
</office:document-meta>
</file>